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2:.B2])" office:value-type="float" office:value="0.317535921300006" calcext:value-type="float">
            <text:p>0,32</text:p>
          </table:table-cell>
          <table:table-cell office:value-type="float" office:value="8301" calcext:value-type="float">
            <text:p>8301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215.63957715" calcext:value-type="float">
            <text:p>215,63957715</text:p>
          </table:table-cell>
          <table:table-cell office:value-type="float" office:value="17.290045023" calcext:value-type="float">
            <text:p>17,2900450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3:.B3])" office:value-type="float" office:value="0.301659125200004" calcext:value-type="float">
            <text:p>0,3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195.393284082" calcext:value-type="float">
            <text:p>195,393284082</text:p>
          </table:table-cell>
          <table:table-cell office:value-type="float" office:value="26.1547009945" calcext:value-type="float">
            <text:p>26,15470099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4:.B4])" office:value-type="float" office:value="0.3254743193" calcext:value-type="float">
            <text:p>0,33</text:p>
          </table:table-cell>
          <table:table-cell office:value-type="float" office:value="8366" calcext:value-type="float">
            <text:p>8366</text:p>
          </table:table-cell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243.889014006" calcext:value-type="float">
            <text:p>243,889014006</text:p>
          </table:table-cell>
          <table:table-cell office:value-type="float" office:value="11.2346429825" calcext:value-type="float">
            <text:p>11,23464298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 office:value-type="float" office:value="8320" calcext:value-type="float">
            <text:p>8320</text:p>
          </table:table-cell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142.116245031" calcext:value-type="float">
            <text:p>142,116245031</text:p>
          </table:table-cell>
          <table:table-cell office:value-type="float" office:value="11.2057180405" calcext:value-type="float">
            <text:p>11,20571804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8032865" calcext:value-type="float">
            <text:p>99,74</text:p>
          </table:table-cell>
          <table:table-cell table:style-name="ce3" table:formula="of:=100 - SUM([.A6:.B6])" office:value-type="float" office:value="0.261967135000006" calcext:value-type="float">
            <text:p>0,26</text:p>
          </table:table-cell>
          <table:table-cell office:value-type="float" office:value="8290" calcext:value-type="float">
            <text:p>8290</text:p>
          </table:table-cell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175.103384018" calcext:value-type="float">
            <text:p>175,103384018</text:p>
          </table:table-cell>
          <table:table-cell office:value-type="float" office:value="12.8263297081" calcext:value-type="float">
            <text:p>12,826329708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7:.B7])" office:value-type="float" office:value="0.285782329100002" calcext:value-type="float">
            <text:p>0,29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250.934973955" calcext:value-type="float">
            <text:p>250,934973955</text:p>
          </table:table-cell>
          <table:table-cell office:value-type="float" office:value="12.1553909779" calcext:value-type="float">
            <text:p>12,155390977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 office:value-type="float" office:value="8483" calcext:value-type="float">
            <text:p>8483</text:p>
          </table:table-cell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279.519505024" calcext:value-type="float">
            <text:p>279,519505024</text:p>
          </table:table-cell>
          <table:table-cell office:value-type="float" office:value="11.6023471355" calcext:value-type="float">
            <text:p>11,60234713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9:.B9])" office:value-type="float" office:value="0.293697412300006" calcext:value-type="float">
            <text:p>0,29</text:p>
          </table:table-cell>
          <table:table-cell office:value-type="float" office:value="8264" calcext:value-type="float">
            <text:p>8264</text:p>
          </table:table-cell>
          <table:table-cell table:style-name="ce4" table:formula="of:=[.E25]+[.H25]" office:value-type="float" office:value="12560" calcext:value-type="float">
            <text:p>12560</text:p>
          </table:table-cell>
          <table:table-cell table:formula="of:=12597-[.E9]" office:value-type="float" office:value="37" calcext:value-type="float">
            <text:p>37</text:p>
          </table:table-cell>
          <table:table-cell office:value-type="float" office:value="193.518083096" calcext:value-type="float">
            <text:p>193,518083096</text:p>
          </table:table-cell>
          <table:table-cell office:value-type="float" office:value="12.6133849621" calcext:value-type="float">
            <text:p>12,613384962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10:.B10])" office:value-type="float" office:value="0.293697412300006" calcext:value-type="float">
            <text:p>0,29</text:p>
          </table:table-cell>
          <table:table-cell office:value-type="float" office:value="8414" calcext:value-type="float">
            <text:p>8414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216.854236126" calcext:value-type="float">
            <text:p>216,854236126</text:p>
          </table:table-cell>
          <table:table-cell office:value-type="float" office:value="12.1197547913" calcext:value-type="float">
            <text:p>12,119754791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221781235" calcext:value-type="float">
            <text:p>99,72</text:p>
          </table:table-cell>
          <table:table-cell table:style-name="ce3" table:formula="of:=100 - SUM([.A11:.B11])" office:value-type="float" office:value="0.277821876499999" calcext:value-type="float">
            <text:p>0,28</text:p>
          </table:table-cell>
          <table:table-cell office:value-type="float" office:value="8174" calcext:value-type="float">
            <text:p>8174</text:p>
          </table:table-cell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175.20976305" calcext:value-type="float">
            <text:p>175,20976305</text:p>
          </table:table-cell>
          <table:table-cell office:value-type="float" office:value="14.4650390148" calcext:value-type="float">
            <text:p>14,46503901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2310245" calcext:value-type="float">
            <text:p>99,7015231025</text:p>
          </table:table-cell>
          <table:table-cell table:formula="of:=AVERAGE([.C2:.C11])" office:value-type="float" office:value="0.298476897550003" calcext:value-type="float">
            <text:p>0,2984768976</text:p>
          </table:table-cell>
          <table:table-cell table:formula="of:=SUM([.D2:.D11])/10" office:value-type="float" office:value="8750.7" calcext:value-type="float">
            <text:p>8750,7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208.8178065538" calcext:value-type="float">
            <text:p>208,8178065538</text:p>
          </table:table-cell>
          <table:table-cell table:formula="of:=SUM([.H2:.H11])/10" office:value-type="float" office:value="14.16673536302" calcext:value-type="float">
            <text:p>14,1667353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665396522982" calcext:value-type="float">
            <text:p>0,694665396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639" calcext:value-type="float">
            <text:p>663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7" calcext:value-type="float">
            <text:p>6714,7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44" calcext:value-type="float">
            <text:p>67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57" calcext:value-type="float">
            <text:p>675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39" calcext:value-type="float">
            <text:p>67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903" calcext:value-type="float">
            <text:p>590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661" calcext:value-type="float">
            <text:p>666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3:.G23])" office:value-type="float" office:value="6773" calcext:value-type="float">
            <text:p>677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7" calcext:value-type="float">
            <text:p>6714,7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4:.G24])" office:value-type="float" office:value="6761" calcext:value-type="float">
            <text:p>676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746" calcext:value-type="float">
            <text:p>674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6" calcext:value-type="float">
            <text:p>595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7:.G27])" office:value-type="float" office:value="6606" calcext:value-type="float">
            <text:p>66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4.7" calcext:value-type="float">
            <text:p>671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734192976" calcext:value-type="float">
            <text:p>0,9968957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139899912" calcext:value-type="float">
            <text:p>0,99711913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58:45.108565882</meta:creation-date>
    <dc:date>2018-01-19T14:00:42.249736022</dc:date>
    <meta:editing-duration>PT1M58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